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text-properties fo:font-weight="bold" officeooo:rsid="001f1c7d" officeooo:paragraph-rsid="001f1c7d" style:font-weight-asian="bold" style:font-weight-complex="bold"/>
    </style:style>
    <style:style style:name="P4" style:family="paragraph" style:parent-style-name="Standard">
      <style:text-properties fo:font-weight="normal" officeooo:rsid="001f1c7d" officeooo:paragraph-rsid="001f1c7d" style:font-weight-asian="normal" style:font-weight-complex="normal"/>
    </style:style>
    <style:style style:name="P5" style:family="paragraph" style:parent-style-name="Standard">
      <style:text-properties fo:font-weight="normal" officeooo:rsid="00200004" officeooo:paragraph-rsid="00200004" style:font-weight-asian="normal" style:font-weight-complex="normal"/>
    </style:style>
    <style:style style:name="P6" style:family="paragraph" style:parent-style-name="Standard">
      <style:text-properties officeooo:paragraph-rsid="00200004"/>
    </style:style>
    <style:style style:name="P7" style:family="paragraph" style:parent-style-name="Standard">
      <style:text-properties fo:language="en" fo:country="US" fo:font-weight="normal" officeooo:rsid="00200004" officeooo:paragraph-rsid="0020000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0004" style:font-weight-asian="bold" style:font-weight-complex="bold"/>
    </style:style>
    <style:style style:name="T3" style:family="text">
      <style:text-properties officeooo:rsid="001f1c7d"/>
    </style:style>
    <style:style style:name="T4" style:family="text">
      <style:text-properties officeooo:rsid="00200004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officeooo:rsid="00200004" style:font-weight-asian="bold" style:font-weight-complex="bold"/>
    </style:style>
    <style:style style:name="T7" style:family="text">
      <style:text-properties fo:language="de" fo:country="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tokoll des <text:span text:style-name="T3">Online-</text:span>Meetings mit CURIS Pflege GmbH</text:p>
      <text:p text:style-name="Standard">Datum: <text:span text:style-name="T3">16</text:span>.11.2023</text:p>
      <text:p text:style-name="Standard">Anwesende:</text:p>
      <text:p text:style-name="Standard">Christian Grosser, Geschäftsführer der CURIS Pflege GmbH</text:p>
      <text:p text:style-name="Standard">Luka Kovacev, Projektleiter der RoboCare Solutions</text:p>
      <text:p text:style-name="Standard">Team RoboCare Solutions</text:p>
      <text:p text:style-name="Standard"/>
      <text:p text:style-name="P3">Vorstellung mögliche Robots/ Cobots</text:p>
      <text:p text:style-name="P4">RoboCare Solutions stellt insgesamt 8 Roboter vor:</text:p>
      <text:p text:style-name="P7">BellaBot, Relay-Rx, MiR100, HSR Toyota, ElliQ, Robbe-Paro, Pepper, PuDu CC1</text:p>
      <text:p text:style-name="Standard"/>
      <text:p text:style-name="P6"><text:span text:style-name="T2">Ablehnung </text:span><text:span text:style-name="T6">vorgestellte</text:span><text:span text:style-name="T2"> Roboter</text:span></text:p>
      <text:p text:style-name="P5">Der Pflegeroboter „<text:span text:style-name="T5">Robbe-Paro” wird vom Gesch</text:span><text:span text:style-name="T7">äftsführer abgelehnt.</text:span></text:p>
      <text:p text:style-name="P5"><text:span text:style-name="T7">Sowie auch der Tischroboter „</text:span><text:span text:style-name="T5">BellaBot” wird abgelehnt.</text:span></text:p>
      <text:p text:style-name="Standard"/>
      <text:p text:style-name="Standard"/>
      <text:p text:style-name="P1">Weiteres Vorgehen</text:p>
      <text:p text:style-name="Standard">Team RoboCare Solutions wird <text:span text:style-name="T4">Nutzwertanalysen erstellen und bereitstellen. In Vorbereitung für das nächste Meeting.</text:span></text:p>
      <text:p text:style-name="Standard"/>
      <text:p text:style-name="Standard"><text:span text:style-name="Absatz-Standardschriftart"><text:span text:style-name="T1">Nächste Schritte:</text:span></text:span> <text:span text:style-name="T3">Nutzwertanalysen der 6 noch übrigen Robotiksystemen.</text:span></text:p>
      <text:p text:style-name="Standard">Vereinbarung eines Folgetermins zur Präsentation <text:span text:style-name="T3">der Nutzwertanalysen.</text:span></text:p>
      <text:p text:style-name="Standard"/>
      <text:p text:style-name="Standard"/>
      <text:p text:style-name="Standard">Das Protokoll reflektiert die Diskussion und geplanten Maßnahmen. Weitere Details und konkrete Daten werden im Rahmen der Ausarbeitung der <text:span text:style-name="T3">Nutzwertanalysen</text:span> für den Folgetermin festgeleg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Luka Kovacev</meta:initial-creator>
    <meta:creation-date>2023-11-08T12:09:00Z</meta:creation-date>
    <dc:date>2023-11-16T14:26:14.059000000</dc:date>
    <meta:editing-cycles>3</meta:editing-cycles>
    <meta:editing-duration>PT13M31S</meta:editing-duration>
    <meta:document-statistic meta:table-count="0" meta:image-count="0" meta:object-count="0" meta:page-count="1" meta:paragraph-count="17" meta:word-count="119" meta:character-count="976" meta:non-whitespace-character-count="874"/>
    <meta:template xlink:type="simple" xlink:actuate="onRequest" xlink:title="" xlink:href="../Protokoll03_11_23.odt/Normal"/>
  </office:meta>
</office:document-meta>
</file>